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Tests.testScoped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ProxyTests.testJdk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opedProxyTests.testCglibScopedProx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opedProxyTests.testSimpl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ProxyTests.testProxyAssig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